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SUNI TIJERO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 INDUSTRIAS DORITA S.A.C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JERO NORIEGA, CARLOS AUGUS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TIJERO NORIEGA, SUNI CAROLIN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GALLINAS ROJAS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7389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6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3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02:40:4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